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35cm" fo:min-width="4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3.42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5cm" fo:min-width="4.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75cm" fo:min-width="3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3.4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6cm" fo:min-width="3.42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35cm" fo:min-width="2.5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45cm" fo:min-width="4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3cm" fo:min-width="3.4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7" draw:id="id7" draw:layer="layout" svg:width="5.1cm" svg:height="2.6cm" svg:x="2.4cm" svg:y="12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87cm" svg:height="1.916cm" svg:x="3.1cm" svg:y="12.484cm">
          <draw:text-box>
            <text:p text:style-name="P2">Circuito</text:p>
            <text:p text:style-name="P2">Condicionador</text:p>
            <text:p text:style-name="P2">De Sinais</text:p>
          </draw:text-box>
        </draw:frame>
        <draw:custom-shape draw:style-name="gr3" draw:text-style-name="P1" xml:id="id1" draw:id="id1" draw:layer="layout" svg:width="5.1cm" svg:height="2cm" svg:x="2.4cm" svg:y="8.6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87cm" svg:height="1.892cm" svg:x="3.1cm" svg:y="9.008cm">
          <draw:text-box>
            <text:p text:style-name="P2">Amplificador Operacional 1</text:p>
          </draw:text-box>
        </draw:frame>
        <draw:custom-shape draw:style-name="gr3" draw:text-style-name="P1" xml:id="id2" draw:id="id2" draw:layer="layout" svg:width="5.1cm" svg:height="2cm" svg:x="9cm" svg:y="8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87cm" svg:height="1.892cm" svg:x="9.4cm" svg:y="9.208cm">
          <draw:text-box>
            <text:p text:style-name="P2">Amplificador Operacional 2</text:p>
          </draw:text-box>
        </draw:frame>
        <draw:custom-shape draw:style-name="gr4" draw:text-style-name="P1" xml:id="id3" draw:id="id3" draw:layer="layout" svg:width="3.7cm" svg:height="2cm" svg:x="16.3cm" svg:y="8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892cm" svg:height="1.916cm" svg:x="16.808cm" svg:y="8.984cm">
          <draw:text-box>
            <text:p text:style-name="P2">Resistor Sentinela</text:p>
          </draw:text-box>
        </draw:frame>
        <draw:custom-shape draw:style-name="gr3" draw:text-style-name="P1" xml:id="id4" draw:id="id4" draw:layer="layout" svg:width="5.1cm" svg:height="2cm" svg:x="22.4cm" svg:y="8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987cm" svg:height="1.361cm" svg:x="23.1cm" svg:y="8.984cm">
          <draw:text-box>
            <text:p text:style-name="P2">Amplificador de Instrumentação</text:p>
          </draw:text-box>
        </draw:frame>
        <draw:custom-shape draw:style-name="gr3" draw:text-style-name="P1" xml:id="id8" draw:id="id8" draw:layer="layout" svg:width="5.1cm" svg:height="2cm" svg:x="22.4cm" svg:y="5.2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87cm" svg:height="1.892cm" svg:x="23.1cm" svg:y="5.608cm">
          <draw:text-box>
            <text:p text:style-name="P2">BeagleBone Black</text:p>
          </draw:text-box>
        </draw:frame>
        <draw:connector draw:style-name="gr7" draw:text-style-name="P1" draw:layer="layout" svg:x1="7.5cm" svg:y1="9.624cm" svg:x2="9cm" svg:y2="9.6cm" draw:start-shape="id1" draw:start-glue-point="1" draw:end-shape="id2" draw:end-glue-point="3" svg:d="M7500 9624h750v-24h750" svg:viewBox="0 0 1501 25">
          <text:p/>
        </draw:connector>
        <draw:connector draw:style-name="gr7" draw:text-style-name="P1" xml:id="id11" draw:id="id11" draw:layer="layout" svg:x1="14.1cm" svg:y1="9.6cm" svg:x2="16.3cm" svg:y2="9.6cm" draw:start-shape="id2" draw:start-glue-point="1" draw:end-shape="id3" draw:end-glue-point="3" svg:d="M14100 9600h2200" svg:viewBox="0 0 2201 1">
          <text:p/>
        </draw:connector>
        <draw:connector draw:style-name="gr7" draw:text-style-name="P1" xml:id="id6" draw:id="id6" draw:layer="layout" svg:x1="20cm" svg:y1="9.6cm" svg:x2="22.4cm" svg:y2="9.6cm" draw:start-shape="id3" draw:start-glue-point="1" draw:end-shape="id4" draw:end-glue-point="3" svg:d="M20000 9600h2400" svg:viewBox="0 0 2401 1">
          <text:p/>
        </draw:connector>
        <draw:custom-shape draw:style-name="gr8" draw:text-style-name="P1" xml:id="id5" draw:id="id5" draw:layer="layout" svg:width="3cm" svg:height="1.6cm" svg:x="19.7cm" svg:y="1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892cm" svg:height="1.916cm" svg:x="20.3cm" svg:y="12.484cm">
          <draw:text-box>
            <text:p text:style-name="P2">Carga</text:p>
          </draw:text-box>
        </draw:frame>
        <draw:connector draw:style-name="gr7" draw:text-style-name="P1" draw:layer="layout" svg:x1="21.2cm" svg:y1="12cm" svg:x2="21.2cm" svg:y2="9.6cm" draw:start-shape="id5" draw:start-glue-point="0" draw:end-shape="id6" draw:end-glue-point="0" svg:d="M21200 12000v-2400" svg:viewBox="0 0 1 2401">
          <text:p/>
        </draw:connector>
        <draw:connector draw:style-name="gr7" draw:text-style-name="P1" draw:layer="layout" svg:x1="4.95cm" svg:y1="12.1cm" svg:x2="4.95cm" svg:y2="10.624cm" draw:start-shape="id7" draw:start-glue-point="0" draw:end-shape="id1" svg:d="M4950 12100v-1476" svg:viewBox="0 0 1 1477">
          <text:p/>
        </draw:connector>
        <draw:connector draw:style-name="gr7" draw:text-style-name="P1" draw:layer="layout" svg:x1="24.95cm" svg:y1="8.6cm" svg:x2="24.95cm" svg:y2="7.224cm" draw:start-shape="id4" draw:start-glue-point="0" draw:end-shape="id8" svg:d="M24950 8600v-1376" svg:viewBox="0 0 1 1377">
          <text:p/>
        </draw:connector>
        <draw:connector draw:style-name="gr7" draw:text-style-name="P1" xml:id="id9" draw:id="id9" draw:layer="layout" draw:line-skew="-0.099cm" svg:x1="24.95cm" svg:y1="5.224cm" svg:x2="4.95cm" svg:y2="8.624cm" draw:start-shape="id8" draw:start-glue-point="0" draw:end-shape="id1" draw:end-glue-point="0" svg:d="M24950 5224v-600h-20000v4000" svg:viewBox="0 0 20001 4001">
          <text:p/>
        </draw:connector>
        <draw:connector draw:style-name="gr7" draw:text-style-name="P1" draw:layer="layout" draw:line-skew="1.377cm" svg:x1="14.95cm" svg:y1="4.624cm" svg:x2="11.55cm" svg:y2="8.6cm" draw:start-shape="id9" draw:start-glue-point="0" draw:end-shape="id2" draw:end-glue-point="0" svg:d="M14950 4624v876h-3400v3100" svg:viewBox="0 0 3401 3977">
          <text:p/>
        </draw:connector>
        <draw:custom-shape draw:style-name="gr9" draw:text-style-name="P1" xml:id="id10" draw:id="id10" draw:layer="layout" svg:width="4.6cm" svg:height="1.7cm" svg:x="2.6cm" svg:y="15.7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987cm" svg:height="1.943cm" svg:x="4.313cm" svg:y="16.3cm">
          <draw:text-box>
            <text:p text:style-name="P2">Vin</text:p>
          </draw:text-box>
        </draw:frame>
        <draw:connector draw:style-name="gr7" draw:text-style-name="P1" draw:layer="layout" svg:x1="4.9cm" svg:y1="15.7cm" svg:x2="4.95cm" svg:y2="14.7cm" draw:start-shape="id10" draw:start-glue-point="0" draw:end-shape="id7" draw:end-glue-point="2" svg:d="M4900 15700v-500h50v-500" svg:viewBox="0 0 51 1001">
          <text:p/>
        </draw:connector>
        <draw:connector draw:style-name="gr7" draw:text-style-name="P1" draw:layer="layout" draw:type="curve" draw:line-skew="2.899cm" svg:x1="15.2cm" svg:y1="9.6cm" svg:x2="24.95cm" svg:y2="10.6cm" draw:start-shape="id11" draw:start-glue-point="0" draw:end-shape="id4" draw:end-glue-point="2" svg:d="M15200 9600c0 6600 9750 6100 9750 1000" svg:viewBox="0 0 9751 48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20:48:31.206820818</meta:creation-date>
    <dc:date>2019-08-24T21:31:59.663818054</dc:date>
    <meta:editing-duration>PT33M1S</meta:editing-duration>
    <meta:editing-cycles>6</meta:editing-cycles>
    <meta:generator>LibreOffice/6.0.7.3$Linux_X86_64 LibreOffice_project/00m0$Build-3</meta:generator>
    <meta:document-statistic meta:object-count="26"/>
  </office:meta>
</office:document-meta>
</file>